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8043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color="#0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8" table:default-cell-style-name="ce2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Number of Filters</text:p>
          </table:table-cell>
          <table:table-cell table:style-name="ce1" office:value-type="string" calcext:value-type="string">
            <text:p>Kernel size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Activation Shape</text:p>
          </table:table-cell>
          <table:table-cell table:style-name="ce1" office:value-type="string" calcext:value-type="string">
            <text:p>Activation Size</text:p>
          </table:table-cell>
          <table:table-cell table:style-name="Default" table:number-columns-repeated="58"/>
        </table:table-row>
        <table:table-row table:style-name="ro2">
          <table:table-cell office:value-type="string" calcext:value-type="string">
            <text:p>input image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(2, 100, 100)</text:p>
          </table:table-cell>
          <table:table-cell office:value-type="float" office:value="20000" calcext:value-type="float">
            <text:p>2000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nv2d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32, 98, 98)</text:p>
          </table:table-cell>
          <table:table-cell office:value-type="float" office:value="307328" calcext:value-type="float">
            <text:p>30732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nv2d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64, 94, 94)</text:p>
          </table:table-cell>
          <table:table-cell office:value-type="float" office:value="565504" calcext:value-type="float">
            <text:p>56550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axPool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64, 93, 93)</text:p>
          </table:table-cell>
          <table:table-cell office:value-type="float" office:value="553536" calcext:value-type="float">
            <text:p>553536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nv2d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128, 87, 87)</text:p>
          </table:table-cell>
          <table:table-cell office:value-type="float" office:value="968832" calcext:value-type="float">
            <text:p>968832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Conv2d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64, 87, 87)</text:p>
          </table:table-cell>
          <table:table-cell office:value-type="float" office:value="484416" calcext:value-type="float">
            <text:p>484416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axPool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64, 86, 86)</text:p>
          </table:table-cell>
          <table:table-cell office:value-type="float" office:value="473344" calcext:value-type="float">
            <text:p>47334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nv2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32, 92, 92)</text:p>
          </table:table-cell>
          <table:table-cell office:value-type="float" office:value="270848" calcext:value-type="float">
            <text:p>27084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nv2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, 100, 100)</text:p>
          </table:table-cell>
          <table:table-cell office:value-type="float" office:value="10000" calcext:value-type="float">
            <text:p>10000</text:p>
          </table:table-cell>
          <table:table-cell table:number-columns-repeated="58"/>
        </table:table-row>
        <table:table-row table:style-name="ro2" table:number-rows-repeated="3">
          <table:table-cell table:style-name="Default" table:number-columns-repeated="6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[(W − K + 2P) / S] + 1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20:15:10.027041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7:01:43.278160313</meta:creation-date>
    <dc:date>2020-08-26T00:40:31.015678532</dc:date>
    <meta:editing-duration>PT4H35M41S</meta:editing-duration>
    <meta:editing-cycles>3</meta:editing-cycles>
    <meta:generator>LibreOffice/6.4.5.2$Linux_X86_64 LibreOffice_project/40$Build-2</meta:generator>
    <meta:document-statistic meta:table-count="1" meta:cell-count="61" meta:object-count="0"/>
  </office:meta>
</office:document-meta>
</file>